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automatic-styles>
    <style:style style:name="P1" style:family="paragraph" style:parent-style-name="Standard">
      <style:text-properties fo:font-style="normal" style:text-underline-style="none" fo:font-weight="normal" style:font-style-asian="normal" style:font-weight-asian="normal" style:font-style-complex="normal" style:font-weight-complex="normal"/>
    </style:style>
    <style:style style:name="P2" style:family="paragraph" style:parent-style-name="Standard" style:list-style-name="L1">
      <style:text-properties fo:font-style="normal" style:text-underline-style="none" fo:font-weight="normal" style:font-style-asian="normal" style:font-weight-asian="normal" style:font-style-complex="normal" style:font-weight-complex="normal"/>
    </style:style>
    <style:style style:name="P3" style:family="paragraph" style:parent-style-name="Standard">
      <style:text-properties officeooo:paragraph-rsid="00442603"/>
    </style:style>
    <style:style style:name="P4" style:family="paragraph" style:parent-style-name="Standard">
      <style:text-properties fo:font-style="normal" style:text-underline-style="none" fo:font-weight="normal" officeooo:paragraph-rsid="00442603" style:font-style-asian="normal" style:font-weight-asian="normal" style:font-style-complex="normal" style:font-weight-complex="normal"/>
    </style:style>
    <style:style style:name="P5" style:family="paragraph" style:parent-style-name="Standard">
      <style:text-properties fo:font-style="normal" style:text-underline-style="none" fo:font-weight="normal" officeooo:paragraph-rsid="008e6c58" style:font-style-asian="normal" style:font-weight-asian="normal" style:font-style-complex="normal" style:font-weight-complex="normal"/>
    </style:style>
    <style:style style:name="P6" style:family="paragraph" style:parent-style-name="Standard">
      <style:text-properties fo:font-style="normal" style:text-underline-style="none" fo:font-weight="normal" officeooo:paragraph-rsid="009493d3" style:font-style-asian="normal" style:font-weight-asian="normal" style:font-style-complex="normal" style:font-weight-complex="normal"/>
    </style:style>
    <style:style style:name="P7" style:family="paragraph" style:parent-style-name="Standard">
      <style:text-properties fo:font-style="normal" style:text-underline-style="none" fo:font-weight="normal" officeooo:paragraph-rsid="0095bbfe" style:font-style-asian="normal" style:font-weight-asian="normal" style:font-style-complex="normal" style:font-weight-complex="normal"/>
    </style:style>
    <style:style style:name="P8" style:family="paragraph" style:parent-style-name="Standard">
      <style:text-properties fo:font-style="normal" style:text-underline-style="none" fo:font-weight="normal" officeooo:paragraph-rsid="017dbc8c"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paragraph-rsid="00a552c6"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paragraph-rsid="00bb5331"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rsid="00bb5331" officeooo:paragraph-rsid="00bb5331"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paragraph-rsid="00c1e310"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paragraph-rsid="00e3f28a"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paragraph-rsid="01b605a1"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e7d3f4" officeooo:paragraph-rsid="01b605a1"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paragraph-rsid="00f4c57a"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paragraph-rsid="00f3fcd0"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officeooo:paragraph-rsid="012d1839" style:font-style-asian="normal" style:font-weight-asian="normal" style:font-style-complex="normal" style:font-weight-complex="normal"/>
    </style:style>
    <style:style style:name="P19" style:family="paragraph" style:parent-style-name="Standard">
      <style:text-properties fo:font-style="normal" style:text-underline-style="none" fo:font-weight="normal" officeooo:paragraph-rsid="01376f57" style:font-style-asian="normal" style:font-weight-asian="normal" style:font-style-complex="normal" style:font-weight-complex="normal"/>
    </style:style>
    <style:style style:name="P20" style:family="paragraph" style:parent-style-name="Standard">
      <style:text-properties fo:font-style="normal" style:text-underline-style="none" fo:font-weight="normal" officeooo:rsid="008c3180" officeooo:paragraph-rsid="01376f57" style:font-style-asian="normal" style:font-weight-asian="normal" style:font-style-complex="normal" style:font-weight-complex="normal"/>
    </style:style>
    <style:style style:name="P21" style:family="paragraph" style:parent-style-name="Standard">
      <style:text-properties fo:font-style="normal" style:text-underline-style="none" fo:font-weight="normal" officeooo:rsid="010b7128" officeooo:paragraph-rsid="010b7128" style:font-style-asian="normal" style:font-weight-asian="normal" style:font-style-complex="normal" style:font-weight-complex="normal"/>
    </style:style>
    <style:style style:name="P22" style:family="paragraph" style:parent-style-name="Text_20_body">
      <style:text-properties fo:font-style="normal" style:text-underline-style="none" fo:font-weight="normal" officeooo:rsid="010b7128" officeooo:paragraph-rsid="010b7128" style:font-style-asian="normal" style:font-weight-asian="normal" style:font-style-complex="normal" style:font-weight-complex="normal"/>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normal" officeooo:rsid="00435cfe" style:font-style-asian="normal" style:font-weight-asian="normal" style:font-style-complex="normal" style:font-weight-complex="normal"/>
    </style:style>
    <style:style style:name="T3" style:family="text">
      <style:text-properties fo:font-style="normal" style:text-underline-style="none" fo:font-weight="normal" officeooo:rsid="00442603" style:font-style-asian="normal" style:font-weight-asian="normal" style:font-style-complex="normal" style:font-weight-complex="normal"/>
    </style:style>
    <style:style style:name="T4" style:family="text">
      <style:text-properties fo:font-style="normal" style:text-underline-style="none" fo:font-weight="normal" officeooo:rsid="0045f0a8" style:font-style-asian="normal" style:font-weight-asian="normal" style:font-style-complex="normal" style:font-weight-complex="normal"/>
    </style:style>
    <style:style style:name="T5" style:family="text">
      <style:text-properties fo:font-style="normal" style:text-underline-style="none" fo:font-weight="normal" officeooo:rsid="00487fe1" style:font-style-asian="normal" style:font-weight-asian="normal" style:font-style-complex="normal" style:font-weight-complex="normal"/>
    </style:style>
    <style:style style:name="T6" style:family="text">
      <style:text-properties fo:font-style="normal" style:text-underline-style="none" fo:font-weight="normal" officeooo:rsid="00490a0b" style:font-style-asian="normal" style:font-weight-asian="normal" style:font-style-complex="normal" style:font-weight-complex="normal"/>
    </style:style>
    <style:style style:name="T7" style:family="text">
      <style:text-properties fo:font-style="normal" style:text-underline-style="none" fo:font-weight="normal" officeooo:rsid="0159da8e" style:font-style-asian="normal" style:font-weight-asian="normal" style:font-style-complex="normal" style:font-weight-complex="normal"/>
    </style:style>
    <style:style style:name="T8" style:family="text">
      <style:text-properties fo:font-style="normal" style:text-underline-style="none" fo:font-weight="normal" officeooo:rsid="00495019" style:font-style-asian="normal" style:font-weight-asian="normal" style:font-style-complex="normal" style:font-weight-complex="normal"/>
    </style:style>
    <style:style style:name="T9" style:family="text">
      <style:text-properties fo:font-style="normal" style:text-underline-style="none" fo:font-weight="normal" officeooo:rsid="015ccedb" style:font-style-asian="normal" style:font-weight-asian="normal" style:font-style-complex="normal" style:font-weight-complex="normal"/>
    </style:style>
    <style:style style:name="T10" style:family="text">
      <style:text-properties fo:font-style="normal" style:text-underline-style="none" fo:font-weight="normal" officeooo:rsid="015b3d26" style:font-style-asian="normal" style:font-weight-asian="normal" style:font-style-complex="normal" style:font-weight-complex="normal"/>
    </style:style>
    <style:style style:name="T11" style:family="text">
      <style:text-properties fo:font-style="normal" style:text-underline-style="none" fo:font-weight="normal" officeooo:rsid="004b7eae" style:font-style-asian="normal" style:font-weight-asian="normal" style:font-style-complex="normal" style:font-weight-complex="normal"/>
    </style:style>
    <style:style style:name="T12" style:family="text">
      <style:text-properties fo:font-style="normal" style:text-underline-style="none" fo:font-weight="normal" officeooo:rsid="0156a2c9" style:font-style-asian="normal" style:font-weight-asian="normal" style:font-style-complex="normal" style:font-weight-complex="normal"/>
    </style:style>
    <style:style style:name="T13" style:family="text">
      <style:text-properties fo:font-style="normal" style:text-underline-style="none" fo:font-weight="normal" officeooo:rsid="004be315" style:font-style-asian="normal" style:font-weight-asian="normal" style:font-style-complex="normal" style:font-weight-complex="normal"/>
    </style:style>
    <style:style style:name="T14" style:family="text">
      <style:text-properties fo:font-style="normal" style:text-underline-style="none" fo:font-weight="normal" officeooo:rsid="004dcb60" style:font-style-asian="normal" style:font-weight-asian="normal" style:font-style-complex="normal" style:font-weight-complex="normal"/>
    </style:style>
    <style:style style:name="T15" style:family="text">
      <style:text-properties fo:font-style="normal" style:text-underline-style="none" fo:font-weight="normal" officeooo:rsid="004e5565" style:font-style-asian="normal" style:font-weight-asian="normal" style:font-style-complex="normal" style:font-weight-complex="normal"/>
    </style:style>
    <style:style style:name="T16" style:family="text">
      <style:text-properties fo:font-style="normal" style:text-underline-style="none" fo:font-weight="normal" officeooo:rsid="004f5af2" style:font-style-asian="normal" style:font-weight-asian="normal" style:font-style-complex="normal" style:font-weight-complex="normal"/>
    </style:style>
    <style:style style:name="T17" style:family="text">
      <style:text-properties fo:font-style="normal" style:text-underline-style="none" fo:font-weight="normal" officeooo:rsid="015e89f4" style:font-style-asian="normal" style:font-weight-asian="normal" style:font-style-complex="normal" style:font-weight-complex="normal"/>
    </style:style>
    <style:style style:name="T18" style:family="text">
      <style:text-properties fo:font-style="normal" style:text-underline-style="none" fo:font-weight="normal" officeooo:rsid="015f0d4b" style:font-style-asian="normal" style:font-weight-asian="normal" style:font-style-complex="normal" style:font-weight-complex="normal"/>
    </style:style>
    <style:style style:name="T19" style:family="text">
      <style:text-properties fo:font-style="normal" style:text-underline-style="none" fo:font-weight="normal" officeooo:rsid="004fced3" style:font-style-asian="normal" style:font-weight-asian="normal" style:font-style-complex="normal" style:font-weight-complex="normal"/>
    </style:style>
    <style:style style:name="T20" style:family="text">
      <style:text-properties fo:font-style="normal" style:text-underline-style="none" fo:font-weight="normal" officeooo:rsid="014efafc" style:font-style-asian="normal" style:font-weight-asian="normal" style:font-style-complex="normal" style:font-weight-complex="normal"/>
    </style:style>
    <style:style style:name="T21" style:family="text">
      <style:text-properties fo:font-style="normal" style:text-underline-style="none" fo:font-weight="normal" officeooo:rsid="01526819" style:font-style-asian="normal" style:font-weight-asian="normal" style:font-style-complex="normal" style:font-weight-complex="normal"/>
    </style:style>
    <style:style style:name="T22" style:family="text">
      <style:text-properties fo:font-style="normal" style:text-underline-style="none" fo:font-weight="normal" officeooo:rsid="0162b79f" style:font-style-asian="normal" style:font-weight-asian="normal" style:font-style-complex="normal" style:font-weight-complex="normal"/>
    </style:style>
    <style:style style:name="T23" style:family="text">
      <style:text-properties fo:font-style="normal" style:text-underline-style="none" fo:font-weight="normal" officeooo:rsid="016358dc" style:font-style-asian="normal" style:font-weight-asian="normal" style:font-style-complex="normal" style:font-weight-complex="normal"/>
    </style:style>
    <style:style style:name="T24" style:family="text">
      <style:text-properties officeooo:rsid="008c3180"/>
    </style:style>
    <style:style style:name="T25" style:family="text">
      <style:text-properties officeooo:rsid="008cb2ae"/>
    </style:style>
    <style:style style:name="T26" style:family="text">
      <style:text-properties officeooo:rsid="0163b719"/>
    </style:style>
    <style:style style:name="T27" style:family="text">
      <style:text-properties officeooo:rsid="008cc904"/>
    </style:style>
    <style:style style:name="T28" style:family="text">
      <style:text-properties officeooo:rsid="016549d9"/>
    </style:style>
    <style:style style:name="T29" style:family="text">
      <style:text-properties officeooo:rsid="008d903d"/>
    </style:style>
    <style:style style:name="T30" style:family="text">
      <style:text-properties officeooo:rsid="01656ef7"/>
    </style:style>
    <style:style style:name="T31" style:family="text">
      <style:text-properties officeooo:rsid="0166abaf"/>
    </style:style>
    <style:style style:name="T32" style:family="text">
      <style:text-properties officeooo:rsid="0166fbd0"/>
    </style:style>
    <style:style style:name="T33" style:family="text">
      <style:text-properties officeooo:rsid="009493d3"/>
    </style:style>
    <style:style style:name="T34" style:family="text">
      <style:text-properties officeooo:rsid="00918c7a"/>
    </style:style>
    <style:style style:name="T35" style:family="text">
      <style:text-properties officeooo:rsid="008e6c58"/>
    </style:style>
    <style:style style:name="T36" style:family="text">
      <style:text-properties officeooo:rsid="0092af60"/>
    </style:style>
    <style:style style:name="T37" style:family="text">
      <style:text-properties officeooo:rsid="008ee30a"/>
    </style:style>
    <style:style style:name="T38" style:family="text">
      <style:text-properties officeooo:rsid="0090c57f"/>
    </style:style>
    <style:style style:name="T39" style:family="text">
      <style:text-properties officeooo:rsid="0093ca3a"/>
    </style:style>
    <style:style style:name="T40" style:family="text">
      <style:text-properties officeooo:rsid="00956a8c"/>
    </style:style>
    <style:style style:name="T41" style:family="text">
      <style:text-properties officeooo:rsid="017620d7"/>
    </style:style>
    <style:style style:name="T42" style:family="text">
      <style:text-properties officeooo:rsid="01778ad9"/>
    </style:style>
    <style:style style:name="T43" style:family="text">
      <style:text-properties officeooo:rsid="017868f5"/>
    </style:style>
    <style:style style:name="T44" style:family="text">
      <style:text-properties officeooo:rsid="0169e21d"/>
    </style:style>
    <style:style style:name="T45" style:family="text">
      <style:text-properties officeooo:rsid="016a7d82"/>
    </style:style>
    <style:style style:name="T46" style:family="text">
      <style:text-properties officeooo:rsid="0179124b"/>
    </style:style>
    <style:style style:name="T47" style:family="text">
      <style:text-properties officeooo:rsid="0171be6a"/>
    </style:style>
    <style:style style:name="T48" style:family="text">
      <style:text-properties officeooo:rsid="016d43df"/>
    </style:style>
    <style:style style:name="T49" style:family="text">
      <style:text-properties officeooo:rsid="016ee9af"/>
    </style:style>
    <style:style style:name="T50" style:family="text">
      <style:text-properties officeooo:rsid="017a7587"/>
    </style:style>
    <style:style style:name="T51" style:family="text">
      <style:text-properties officeooo:rsid="0051ac21"/>
    </style:style>
    <style:style style:name="T52" style:family="text">
      <style:text-properties officeooo:rsid="00992b4f"/>
    </style:style>
    <style:style style:name="T53" style:family="text">
      <style:text-properties officeooo:rsid="005323b9"/>
    </style:style>
    <style:style style:name="T54" style:family="text">
      <style:text-properties officeooo:rsid="0055756e"/>
    </style:style>
    <style:style style:name="T55" style:family="text">
      <style:text-properties officeooo:rsid="0095f450"/>
    </style:style>
    <style:style style:name="T56" style:family="text">
      <style:text-properties officeooo:rsid="009c8c2e"/>
    </style:style>
    <style:style style:name="T57" style:family="text">
      <style:text-properties officeooo:rsid="017b38b3"/>
    </style:style>
    <style:style style:name="T58" style:family="text">
      <style:text-properties officeooo:rsid="00a39b4c"/>
    </style:style>
    <style:style style:name="T59" style:family="text">
      <style:text-properties officeooo:rsid="00a50bbf"/>
    </style:style>
    <style:style style:name="T60" style:family="text">
      <style:text-properties officeooo:rsid="009e41ff"/>
    </style:style>
    <style:style style:name="T61" style:family="text">
      <style:text-properties officeooo:rsid="017dbc8c"/>
    </style:style>
    <style:style style:name="T62" style:family="text">
      <style:text-properties officeooo:rsid="00a87ed1"/>
    </style:style>
    <style:style style:name="T63" style:family="text">
      <style:text-properties officeooo:rsid="00a90d5f"/>
    </style:style>
    <style:style style:name="T64" style:family="text">
      <style:text-properties officeooo:rsid="00a9dd85"/>
    </style:style>
    <style:style style:name="T65" style:family="text">
      <style:text-properties officeooo:rsid="00a552c6"/>
    </style:style>
    <style:style style:name="T66" style:family="text">
      <style:text-properties officeooo:rsid="0057472d"/>
    </style:style>
    <style:style style:name="T67" style:family="text">
      <style:text-properties officeooo:rsid="009ec54c"/>
    </style:style>
    <style:style style:name="T68" style:family="text">
      <style:text-properties officeooo:rsid="009f31a6"/>
    </style:style>
    <style:style style:name="T69" style:family="text">
      <style:text-properties officeooo:rsid="00a7069a"/>
    </style:style>
    <style:style style:name="T70" style:family="text">
      <style:text-properties officeooo:rsid="00a120f0"/>
    </style:style>
    <style:style style:name="T71" style:family="text">
      <style:text-properties officeooo:rsid="00ac7b6f"/>
    </style:style>
    <style:style style:name="T72" style:family="text">
      <style:text-properties officeooo:rsid="00aad49b"/>
    </style:style>
    <style:style style:name="T73" style:family="text">
      <style:text-properties officeooo:rsid="00aae39d"/>
    </style:style>
    <style:style style:name="T74" style:family="text">
      <style:text-properties officeooo:rsid="00ad37b8"/>
    </style:style>
    <style:style style:name="T75" style:family="text">
      <style:text-properties officeooo:rsid="00aeae86"/>
    </style:style>
    <style:style style:name="T76" style:family="text">
      <style:text-properties officeooo:rsid="00af83c0"/>
    </style:style>
    <style:style style:name="T77" style:family="text">
      <style:text-properties officeooo:rsid="005879f5"/>
    </style:style>
    <style:style style:name="T78" style:family="text">
      <style:text-properties officeooo:rsid="018271d4"/>
    </style:style>
    <style:style style:name="T79" style:family="text">
      <style:text-properties officeooo:rsid="01812d2e"/>
    </style:style>
    <style:style style:name="T80" style:family="text">
      <style:text-properties officeooo:rsid="0183f388"/>
    </style:style>
    <style:style style:name="T81" style:family="text">
      <style:text-properties officeooo:rsid="00b37d00"/>
    </style:style>
    <style:style style:name="T82" style:family="text">
      <style:text-properties officeooo:rsid="01847986"/>
    </style:style>
    <style:style style:name="T83" style:family="text">
      <style:text-properties officeooo:rsid="0185f606"/>
    </style:style>
    <style:style style:name="T84" style:family="text">
      <style:text-properties officeooo:rsid="005a1340"/>
    </style:style>
    <style:style style:name="T85" style:family="text">
      <style:text-properties officeooo:rsid="00b441dd"/>
    </style:style>
    <style:style style:name="T86" style:family="text">
      <style:text-properties officeooo:rsid="00b68121"/>
    </style:style>
    <style:style style:name="T87" style:family="text">
      <style:text-properties officeooo:rsid="00b89c52"/>
    </style:style>
    <style:style style:name="T88" style:family="text">
      <style:text-properties officeooo:rsid="00b76a17"/>
    </style:style>
    <style:style style:name="T89" style:family="text">
      <style:text-properties officeooo:rsid="00b8c5b6"/>
    </style:style>
    <style:style style:name="T90" style:family="text">
      <style:text-properties officeooo:rsid="00ba1391"/>
    </style:style>
    <style:style style:name="T91" style:family="text">
      <style:text-properties officeooo:rsid="018643c2"/>
    </style:style>
    <style:style style:name="T92" style:family="text">
      <style:text-properties officeooo:rsid="00bb5331"/>
    </style:style>
    <style:style style:name="T93" style:family="text">
      <style:text-properties officeooo:rsid="01876a81"/>
    </style:style>
    <style:style style:name="T94" style:family="text">
      <style:text-properties officeooo:rsid="018a7055"/>
    </style:style>
    <style:style style:name="T95" style:family="text">
      <style:text-properties officeooo:rsid="018b530b"/>
    </style:style>
    <style:style style:name="T96" style:family="text">
      <style:text-properties officeooo:rsid="0188baaa"/>
    </style:style>
    <style:style style:name="T97" style:family="text">
      <style:text-properties officeooo:rsid="00bd17dc"/>
    </style:style>
    <style:style style:name="T98" style:family="text">
      <style:text-properties officeooo:rsid="00be7cbf"/>
    </style:style>
    <style:style style:name="T99" style:family="text">
      <style:text-properties officeooo:rsid="018d3ead"/>
    </style:style>
    <style:style style:name="T100" style:family="text">
      <style:text-properties officeooo:rsid="00bfb6ad"/>
    </style:style>
    <style:style style:name="T101" style:family="text">
      <style:text-properties officeooo:rsid="018e467a"/>
    </style:style>
    <style:style style:name="T102" style:family="text">
      <style:text-properties officeooo:rsid="00c036e9"/>
    </style:style>
    <style:style style:name="T103" style:family="text">
      <style:text-properties officeooo:rsid="00c0cf2e"/>
    </style:style>
    <style:style style:name="T104" style:family="text">
      <style:text-properties officeooo:rsid="00c1bcbe"/>
    </style:style>
    <style:style style:name="T105" style:family="text">
      <style:text-properties officeooo:rsid="005d95e3"/>
    </style:style>
    <style:style style:name="T106" style:family="text">
      <style:text-properties officeooo:rsid="005dc0fe"/>
    </style:style>
    <style:style style:name="T107" style:family="text">
      <style:text-properties officeooo:rsid="005ed786"/>
    </style:style>
    <style:style style:name="T108" style:family="text">
      <style:text-properties officeooo:rsid="00c25b3d"/>
    </style:style>
    <style:style style:name="T109" style:family="text">
      <style:text-properties officeooo:rsid="00c26f7b"/>
    </style:style>
    <style:style style:name="T110" style:family="text">
      <style:text-properties officeooo:rsid="00c2bf28"/>
    </style:style>
    <style:style style:name="T111" style:family="text">
      <style:text-properties officeooo:rsid="00c59582"/>
    </style:style>
    <style:style style:name="T112" style:family="text">
      <style:text-properties officeooo:rsid="01904055"/>
    </style:style>
    <style:style style:name="T113" style:family="text">
      <style:text-properties officeooo:rsid="0191a27a"/>
    </style:style>
    <style:style style:name="T114" style:family="text">
      <style:text-properties officeooo:rsid="00683542"/>
    </style:style>
    <style:style style:name="T115" style:family="text">
      <style:text-properties officeooo:rsid="005f1702"/>
    </style:style>
    <style:style style:name="T116" style:family="text">
      <style:text-properties officeooo:rsid="01930220"/>
    </style:style>
    <style:style style:name="T117" style:family="text">
      <style:text-properties officeooo:rsid="0195ce9f"/>
    </style:style>
    <style:style style:name="T118" style:family="text">
      <style:text-properties officeooo:rsid="00605384"/>
    </style:style>
    <style:style style:name="T119" style:family="text">
      <style:text-properties officeooo:rsid="0061fbc5"/>
    </style:style>
    <style:style style:name="T120" style:family="text">
      <style:text-properties officeooo:rsid="006359c2"/>
    </style:style>
    <style:style style:name="T121" style:family="text">
      <style:text-properties officeooo:rsid="019c2ca3"/>
    </style:style>
    <style:style style:name="T122" style:family="text">
      <style:text-properties officeooo:rsid="00c61802"/>
    </style:style>
    <style:style style:name="T123" style:family="text">
      <style:text-properties officeooo:rsid="00c6f6bf"/>
    </style:style>
    <style:style style:name="T124" style:family="text">
      <style:text-properties officeooo:rsid="00c80e49"/>
    </style:style>
    <style:style style:name="T125" style:family="text">
      <style:text-properties officeooo:rsid="00ca0ac2"/>
    </style:style>
    <style:style style:name="T126" style:family="text">
      <style:text-properties officeooo:rsid="0069493c"/>
    </style:style>
    <style:style style:name="T127" style:family="text">
      <style:text-properties officeooo:rsid="0069d16f"/>
    </style:style>
    <style:style style:name="T128" style:family="text">
      <style:text-properties officeooo:rsid="006a70d6"/>
    </style:style>
    <style:style style:name="T129" style:family="text">
      <style:text-properties officeooo:rsid="006b2b9f"/>
    </style:style>
    <style:style style:name="T130" style:family="text">
      <style:text-properties officeooo:rsid="006a4c8e"/>
    </style:style>
    <style:style style:name="T131" style:family="text">
      <style:text-properties officeooo:rsid="006a496c"/>
    </style:style>
    <style:style style:name="T132" style:family="text">
      <style:text-properties officeooo:rsid="006d6f85"/>
    </style:style>
    <style:style style:name="T133" style:family="text">
      <style:text-properties officeooo:rsid="006dfabb"/>
    </style:style>
    <style:style style:name="T134" style:family="text">
      <style:text-properties officeooo:rsid="00caa2b9"/>
    </style:style>
    <style:style style:name="T135" style:family="text">
      <style:text-properties officeooo:rsid="00cc5356"/>
    </style:style>
    <style:style style:name="T136" style:family="text">
      <style:text-properties officeooo:rsid="00ce5294"/>
    </style:style>
    <style:style style:name="T137" style:family="text">
      <style:text-properties officeooo:rsid="00cea51e"/>
    </style:style>
    <style:style style:name="T138" style:family="text">
      <style:text-properties officeooo:rsid="006f27fd"/>
    </style:style>
    <style:style style:name="T139" style:family="text">
      <style:text-properties officeooo:rsid="00cf1efe"/>
    </style:style>
    <style:style style:name="T140" style:family="text">
      <style:text-properties officeooo:rsid="006f8228"/>
    </style:style>
    <style:style style:name="T141" style:family="text">
      <style:text-properties officeooo:rsid="00710e77"/>
    </style:style>
    <style:style style:name="T142" style:family="text">
      <style:text-properties officeooo:rsid="00d2858b"/>
    </style:style>
    <style:style style:name="T143" style:family="text">
      <style:text-properties officeooo:rsid="0071aec3"/>
    </style:style>
    <style:style style:name="T144" style:family="text">
      <style:text-properties officeooo:rsid="0072ea32"/>
    </style:style>
    <style:style style:name="T145" style:family="text">
      <style:text-properties officeooo:rsid="0073e86e"/>
    </style:style>
    <style:style style:name="T146" style:family="text">
      <style:text-properties officeooo:rsid="0074b86d"/>
    </style:style>
    <style:style style:name="T147" style:family="text">
      <style:text-properties officeooo:rsid="00d22379"/>
    </style:style>
    <style:style style:name="T148" style:family="text">
      <style:text-properties officeooo:rsid="00d5fb32"/>
    </style:style>
    <style:style style:name="T149" style:family="text">
      <style:text-properties officeooo:rsid="00d745ea"/>
    </style:style>
    <style:style style:name="T150" style:family="text">
      <style:text-properties officeooo:rsid="00d7e610"/>
    </style:style>
    <style:style style:name="T151" style:family="text">
      <style:text-properties officeooo:rsid="00e3f28a"/>
    </style:style>
    <style:style style:name="T152" style:family="text">
      <style:text-properties officeooo:rsid="00d9946e"/>
    </style:style>
    <style:style style:name="T153" style:family="text">
      <style:text-properties officeooo:rsid="019df078"/>
    </style:style>
    <style:style style:name="T154" style:family="text">
      <style:text-properties officeooo:rsid="01a1c93b"/>
    </style:style>
    <style:style style:name="T155" style:family="text">
      <style:text-properties officeooo:rsid="019fdfca"/>
    </style:style>
    <style:style style:name="T156" style:family="text">
      <style:text-properties officeooo:rsid="00d9b7c0"/>
    </style:style>
    <style:style style:name="T157" style:family="text">
      <style:text-properties officeooo:rsid="01a14abf"/>
    </style:style>
    <style:style style:name="T158" style:family="text">
      <style:text-properties officeooo:rsid="01a2594c"/>
    </style:style>
    <style:style style:name="T159" style:family="text">
      <style:text-properties officeooo:rsid="01a731e1"/>
    </style:style>
    <style:style style:name="T160" style:family="text">
      <style:text-properties officeooo:rsid="00da9991"/>
    </style:style>
    <style:style style:name="T161" style:family="text">
      <style:text-properties officeooo:rsid="00dd5349"/>
    </style:style>
    <style:style style:name="T162" style:family="text">
      <style:text-properties officeooo:rsid="01a88c64"/>
    </style:style>
    <style:style style:name="T163" style:family="text">
      <style:text-properties officeooo:rsid="01a8dcc9"/>
    </style:style>
    <style:style style:name="T164" style:family="text">
      <style:text-properties officeooo:rsid="00de2226"/>
    </style:style>
    <style:style style:name="T165" style:family="text">
      <style:text-properties officeooo:rsid="01aaac0f"/>
    </style:style>
    <style:style style:name="T166" style:family="text">
      <style:text-properties officeooo:rsid="01aecc3a"/>
    </style:style>
    <style:style style:name="T167" style:family="text">
      <style:text-properties officeooo:rsid="01a372b7"/>
    </style:style>
    <style:style style:name="T168" style:family="text">
      <style:text-properties officeooo:rsid="00dff121"/>
    </style:style>
    <style:style style:name="T169" style:family="text">
      <style:text-properties officeooo:rsid="01a4b126"/>
    </style:style>
    <style:style style:name="T170" style:family="text">
      <style:text-properties officeooo:rsid="01a62b5a"/>
    </style:style>
    <style:style style:name="T171" style:family="text">
      <style:text-properties officeooo:rsid="01afab84"/>
    </style:style>
    <style:style style:name="T172" style:family="text">
      <style:text-properties officeooo:rsid="00e56173"/>
    </style:style>
    <style:style style:name="T173" style:family="text">
      <style:text-properties officeooo:rsid="01b08be5"/>
    </style:style>
    <style:style style:name="T174" style:family="text">
      <style:text-properties officeooo:rsid="00e619cc"/>
    </style:style>
    <style:style style:name="T175" style:family="text">
      <style:text-properties officeooo:rsid="01b2526a"/>
    </style:style>
    <style:style style:name="T176" style:family="text">
      <style:text-properties officeooo:rsid="00e648e4"/>
    </style:style>
    <style:style style:name="T177" style:family="text">
      <style:text-properties officeooo:rsid="01b3883a"/>
    </style:style>
    <style:style style:name="T178" style:family="text">
      <style:text-properties officeooo:rsid="00e6a1b0"/>
    </style:style>
    <style:style style:name="T179" style:family="text">
      <style:text-properties officeooo:rsid="01b4119b"/>
    </style:style>
    <style:style style:name="T180" style:family="text">
      <style:text-properties officeooo:rsid="00e7d3f4"/>
    </style:style>
    <style:style style:name="T181" style:family="text">
      <style:text-properties officeooo:rsid="00e93a13"/>
    </style:style>
    <style:style style:name="T182" style:family="text">
      <style:text-properties officeooo:rsid="00e9eade"/>
    </style:style>
    <style:style style:name="T183" style:family="text">
      <style:text-properties officeooo:rsid="01b71a4f"/>
    </style:style>
    <style:style style:name="T184" style:family="text">
      <style:text-properties officeooo:rsid="00ea9178"/>
    </style:style>
    <style:style style:name="T185" style:family="text">
      <style:text-properties officeooo:rsid="01b894ee"/>
    </style:style>
    <style:style style:name="T186" style:family="text">
      <style:text-properties officeooo:rsid="00ec57dc"/>
    </style:style>
    <style:style style:name="T187" style:family="text">
      <style:text-properties officeooo:rsid="00edb9ed"/>
    </style:style>
    <style:style style:name="T188" style:family="text">
      <style:text-properties officeooo:rsid="01b80f49"/>
    </style:style>
    <style:style style:name="T189" style:family="text">
      <style:text-properties officeooo:rsid="01ba2a03"/>
    </style:style>
    <style:style style:name="T190" style:family="text">
      <style:text-properties officeooo:rsid="00ef29dd"/>
    </style:style>
    <style:style style:name="T191" style:family="text">
      <style:text-properties officeooo:rsid="00efbe39"/>
    </style:style>
    <style:style style:name="T192" style:family="text">
      <style:text-properties officeooo:rsid="00f0d081"/>
    </style:style>
    <style:style style:name="T193" style:family="text">
      <style:text-properties officeooo:rsid="00f18b99"/>
    </style:style>
    <style:style style:name="T194" style:family="text">
      <style:text-properties officeooo:rsid="0077246f"/>
    </style:style>
    <style:style style:name="T195" style:family="text">
      <style:text-properties officeooo:rsid="007bc226"/>
    </style:style>
    <style:style style:name="T196" style:family="text">
      <style:text-properties officeooo:rsid="00f35fae"/>
    </style:style>
    <style:style style:name="T197" style:family="text">
      <style:text-properties officeooo:rsid="007b3af7"/>
    </style:style>
    <style:style style:name="T198" style:family="text">
      <style:text-properties officeooo:rsid="007e3b40"/>
    </style:style>
    <style:style style:name="T199" style:family="text">
      <style:text-properties officeooo:rsid="00f4d8c1"/>
    </style:style>
    <style:style style:name="T200" style:family="text">
      <style:text-properties officeooo:rsid="00f65dc7"/>
    </style:style>
    <style:style style:name="T201" style:family="text">
      <style:text-properties officeooo:rsid="00f7d869"/>
    </style:style>
    <style:style style:name="T202" style:family="text">
      <style:text-properties officeooo:rsid="00801f47"/>
    </style:style>
    <style:style style:name="T203" style:family="text">
      <style:text-properties officeooo:rsid="0080bd18"/>
    </style:style>
    <style:style style:name="T204" style:family="text">
      <style:text-properties officeooo:rsid="00fa88e5"/>
    </style:style>
    <style:style style:name="T205" style:family="text">
      <style:text-properties officeooo:rsid="00fb122f"/>
    </style:style>
    <style:style style:name="T206" style:family="text">
      <style:text-properties officeooo:rsid="00fd007b"/>
    </style:style>
    <style:style style:name="T207" style:family="text">
      <style:text-properties officeooo:rsid="00fefe49"/>
    </style:style>
    <style:style style:name="T208" style:family="text">
      <style:text-properties officeooo:rsid="007c134e"/>
    </style:style>
    <style:style style:name="T209" style:family="text">
      <style:text-properties officeooo:rsid="007db79d"/>
    </style:style>
    <style:style style:name="T210" style:family="text">
      <style:text-properties officeooo:rsid="007dedfe"/>
    </style:style>
    <style:style style:name="T211" style:family="text">
      <style:text-properties officeooo:rsid="0110b634"/>
    </style:style>
    <style:style style:name="T212" style:family="text">
      <style:text-properties officeooo:rsid="007e0693"/>
    </style:style>
    <style:style style:name="T213" style:family="text">
      <style:text-properties officeooo:rsid="0078822e"/>
    </style:style>
    <style:style style:name="T214" style:family="text">
      <style:text-properties officeooo:rsid="007a6265"/>
    </style:style>
    <style:style style:name="T215" style:family="text">
      <style:text-properties officeooo:rsid="0103030f"/>
    </style:style>
    <style:style style:name="T216" style:family="text">
      <style:text-properties officeooo:rsid="0103d8ce"/>
    </style:style>
    <style:style style:name="T217" style:family="text">
      <style:text-properties officeooo:rsid="010435ec"/>
    </style:style>
    <style:style style:name="T218" style:family="text">
      <style:text-properties officeooo:rsid="0106274f"/>
    </style:style>
    <style:style style:name="T219" style:family="text">
      <style:text-properties officeooo:rsid="0106fad6"/>
    </style:style>
    <style:style style:name="T220" style:family="text">
      <style:text-properties officeooo:rsid="0107b50f"/>
    </style:style>
    <style:style style:name="T221" style:family="text">
      <style:text-properties officeooo:rsid="01098fa1"/>
    </style:style>
    <style:style style:name="T222" style:family="text">
      <style:text-properties officeooo:rsid="010b6af4"/>
    </style:style>
    <style:style style:name="T223" style:family="text">
      <style:text-properties officeooo:rsid="0112caa6"/>
    </style:style>
    <style:style style:name="T224" style:family="text">
      <style:text-properties officeooo:rsid="01180704"/>
    </style:style>
    <style:style style:name="T225" style:family="text">
      <style:text-properties officeooo:rsid="0113e2db"/>
    </style:style>
    <style:style style:name="T226" style:family="text">
      <style:text-properties officeooo:rsid="01be95ac"/>
    </style:style>
    <style:style style:name="T227" style:family="text">
      <style:text-properties officeooo:rsid="01164a8d"/>
    </style:style>
    <style:style style:name="T228" style:family="text">
      <style:text-properties officeooo:rsid="01180ecb"/>
    </style:style>
    <style:style style:name="T229" style:family="text">
      <style:text-properties officeooo:rsid="011998a4"/>
    </style:style>
    <style:style style:name="T230" style:family="text">
      <style:text-properties officeooo:rsid="011b353e"/>
    </style:style>
    <style:style style:name="T231" style:family="text">
      <style:text-properties officeooo:rsid="011c5092"/>
    </style:style>
    <style:style style:name="T232" style:family="text">
      <style:text-properties officeooo:rsid="011cb768"/>
    </style:style>
    <style:style style:name="T233" style:family="text">
      <style:text-properties officeooo:rsid="011de764"/>
    </style:style>
    <style:style style:name="T234" style:family="text">
      <style:text-properties officeooo:rsid="01c26d39"/>
    </style:style>
    <style:style style:name="T235" style:family="text">
      <style:text-properties officeooo:rsid="011fc8b4"/>
    </style:style>
    <style:style style:name="T236" style:family="text">
      <style:text-properties officeooo:rsid="01220b54"/>
    </style:style>
    <style:style style:name="T237" style:family="text">
      <style:text-properties officeooo:rsid="0122666b"/>
    </style:style>
    <style:style style:name="T238" style:family="text">
      <style:text-properties officeooo:rsid="01c69e03"/>
    </style:style>
    <style:style style:name="T239" style:family="text">
      <style:text-properties officeooo:rsid="01241557"/>
    </style:style>
    <style:style style:name="T240" style:family="text">
      <style:text-properties officeooo:rsid="01c4439f"/>
    </style:style>
    <style:style style:name="T241" style:family="text">
      <style:text-properties officeooo:rsid="01244ce9"/>
    </style:style>
    <style:style style:name="T242" style:family="text">
      <style:text-properties officeooo:rsid="01ca9dde"/>
    </style:style>
    <style:style style:name="T243" style:family="text">
      <style:text-properties officeooo:rsid="0083a966"/>
    </style:style>
    <style:style style:name="T244" style:family="text">
      <style:text-properties officeooo:rsid="0124a3d0"/>
    </style:style>
    <style:style style:name="T245" style:family="text">
      <style:text-properties officeooo:rsid="0126d0da"/>
    </style:style>
    <style:style style:name="T246" style:family="text">
      <style:text-properties officeooo:rsid="0128bc0e"/>
    </style:style>
    <style:style style:name="T247" style:family="text">
      <style:text-properties officeooo:rsid="01cb7d99"/>
    </style:style>
    <style:style style:name="T248" style:family="text">
      <style:text-properties officeooo:rsid="01cd52cd"/>
    </style:style>
    <style:style style:name="T249" style:family="text">
      <style:text-properties officeooo:rsid="0129fcd3"/>
    </style:style>
    <style:style style:name="T250" style:family="text">
      <style:text-properties officeooo:rsid="012b0ed9"/>
    </style:style>
    <style:style style:name="T251" style:family="text">
      <style:text-properties officeooo:rsid="012c882d"/>
    </style:style>
    <style:style style:name="T252" style:family="text">
      <style:text-properties officeooo:rsid="012bf0a4"/>
    </style:style>
    <style:style style:name="T253" style:family="text">
      <style:text-properties officeooo:rsid="008516ec"/>
    </style:style>
    <style:style style:name="T254" style:family="text">
      <style:text-properties officeooo:rsid="012dfcd2"/>
    </style:style>
    <style:style style:name="T255" style:family="text">
      <style:text-properties officeooo:rsid="0086dc07"/>
    </style:style>
    <style:style style:name="T256" style:family="text">
      <style:text-properties officeooo:rsid="01312bbf"/>
    </style:style>
    <style:style style:name="T257" style:family="text">
      <style:text-properties officeooo:rsid="0132c681"/>
    </style:style>
    <style:style style:name="T258" style:family="text">
      <style:text-properties officeooo:rsid="01334bc5"/>
    </style:style>
    <style:style style:name="T259" style:family="text">
      <style:text-properties officeooo:rsid="008a17dd"/>
    </style:style>
    <style:style style:name="T260" style:family="text">
      <style:text-properties officeooo:rsid="01353f2a"/>
    </style:style>
    <style:style style:name="T261" style:family="text">
      <style:text-properties officeooo:rsid="0135dff9"/>
    </style:style>
    <style:style style:name="T262" style:family="text">
      <style:text-properties officeooo:rsid="01372d66"/>
    </style:style>
    <style:style style:name="T263" style:family="text">
      <style:text-properties officeooo:rsid="013a5d5f"/>
    </style:style>
    <style:style style:name="T264" style:family="text">
      <style:text-properties officeooo:rsid="013c56ba"/>
    </style:style>
    <style:style style:name="T265" style:family="text">
      <style:text-properties officeooo:rsid="013d65aa"/>
    </style:style>
    <style:style style:name="T266" style:family="text">
      <style:text-properties officeooo:rsid="013c393f"/>
    </style:style>
    <style:style style:name="T267" style:family="text">
      <style:text-properties officeooo:rsid="013e3322"/>
    </style:style>
    <style:style style:name="T268" style:family="text">
      <style:text-properties officeooo:rsid="01412a25"/>
    </style:style>
    <style:style style:name="T269" style:family="text">
      <style:text-properties officeooo:rsid="0145ca42"/>
    </style:style>
    <style:style style:name="T270" style:family="text">
      <style:text-properties officeooo:rsid="0142f0e6"/>
    </style:style>
    <style:style style:name="T271" style:family="text">
      <style:text-properties officeooo:rsid="01446a6f"/>
    </style:style>
    <style:style style:name="T272" style:family="text">
      <style:text-properties officeooo:rsid="01490d77"/>
    </style:style>
    <style:style style:name="T273" style:family="text">
      <style:text-properties officeooo:rsid="014b5455"/>
    </style:style>
    <style:style style:name="T274" style:family="text">
      <style:text-properties officeooo:rsid="01cead8d"/>
    </style:style>
    <style:style style:name="T275" style:family="text">
      <style:text-properties officeooo:rsid="014e0ce2"/>
    </style:style>
    <style:style style:name="T276" style:family="text">
      <style:text-properties officeooo:rsid="014bb5be"/>
    </style:style>
    <style:style style:name="T277" style:family="text">
      <style:text-properties fo:font-style="itali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ex Shah</text:p>
      <text:p text:style-name="P1">EN.695.741.81.SP25 Information Assurance Analysis</text:p>
      <text:p text:style-name="P1">Mod 5 Assignment</text:p>
      <text:p text:style-name="P1">February 24, 2025</text:p>
      <text:p text:style-name="P1"/>
      <text:list text:style-name="L1">
        <text:list-item>
          <text:p text:style-name="P2">There are tradeoffs against anonymity and identifiability, discuss what some of those are?</text:p>
        </text:list-item>
      </text:list>
      <text:p text:style-name="P1"/>
      <text:p text:style-name="P3"><text:span text:style-name="T1"><text:tab/>Being able to find your own information on websites like Spokeo is disconcerting. With so many websites and services, you can play whack a mole trying to find and remove your personal information. Removing your information and trying to remain anonymous could help prevent harassment online and in the real world. However there are some benefits to making people accountable online by identifying them. For example, totally anonymous activity can make people feel secure behind a mask and attempt to harm others. There are </text:span><text:span text:style-name="T2">clear</text:span><text:span text:style-name="T1"> reasons to want privacy by being anonymous but also reasons against people being able to hide their identity. State actors, companies, and individuals are capable of tracking or finding personal information online which makes the tradeoffs multifaceted. </text:span></text:p>
      <text:p text:style-name="P4"/>
      <text:p text:style-name="P3"><text:span text:style-name="T1"><text:tab/>Anonymity provides some protection against surveillance and the ability for free expression online, including more serious topics like whistleblowing and journalism in areas that limit speech. It also allows for access to censored information, for example getting around China’s firewall with an anonymity tool like Tor. However this level of anonymity can also enable bad actors like hack</text:span><text:span text:style-name="T3">ers</text:span><text:span text:style-name="T1"> and spread</text:span><text:span text:style-name="T3">ers of</text:span><text:span text:style-name="T1"> misinformation </text:span><text:span text:style-name="T4">who</text:span><text:span text:style-name="T1"> hid</text:span><text:span text:style-name="T4">e </text:span><text:span text:style-name="T1">behind anonymity. Good anonymity makes it difficult for law enforcement </text:span><text:span text:style-name="T5">to conduct investigations</text:span><text:span text:style-name="T1"> and for cybersecurity and IT administration to prevent bad actors from accessing sites and infrastructure.</text:span><text:span text:style-name="Strong_20_Emphasis"><text:span text:style-name="T1"> Reasonable privacy and law enforcement efforts are both valid concerns and both need to be balanced for everyone’s safety on and offline.</text:span></text:span></text:p>
      <text:p text:style-name="P3"><text:span text:style-name="Strong_20_Emphasis"><text:span text:style-name="T1"/></text:span></text:p>
      <text:p text:style-name="P3"><text:span text:style-name="Strong_20_Emphasis"><text:span text:style-name="T1"><text:tab/></text:span></text:span><text:span text:style-name="Strong_20_Emphasis"><text:span text:style-name="T6">There are also financial </text:span></text:span><text:span text:style-name="Strong_20_Emphasis"><text:span text:style-name="T7">and security</text:span></text:span><text:span text:style-name="Strong_20_Emphasis"><text:span text:style-name="T6"> interests in big data and the ability to keep track of user’s movements on the web </text:span></text:span><text:span text:style-name="Strong_20_Emphasis"><text:span text:style-name="T8">for </text:span></text:span><text:span text:style-name="Strong_20_Emphasis"><text:span text:style-name="T9">behavioral </text:span></text:span><text:span text:style-name="Strong_20_Emphasis"><text:span text:style-name="T10">insights or just</text:span></text:span><text:span text:style-name="Strong_20_Emphasis"><text:span text:style-name="T8"> selling advertisements. </text:span></text:span><text:span text:style-name="Strong_20_Emphasis"><text:span text:style-name="T11">With so many companies’ revenues </text:span></text:span><text:span text:style-name="Strong_20_Emphasis"><text:span text:style-name="T12">built</text:span></text:span><text:span text:style-name="Strong_20_Emphasis"><text:span text:style-name="T13"> on the collection of specific users’ data, it is unlikely that </text:span></text:span><text:span text:style-name="Strong_20_Emphasis"><text:span text:style-name="T14">large companies would allow </text:span></text:span><text:span text:style-name="Strong_20_Emphasis"><text:span text:style-name="T15">their collection of data to be hampered by anonymization efforts </text:span></text:span><text:span text:style-name="Strong_20_Emphasis"><text:span text:style-name="T16">more than they have to. </text:span></text:span><text:span text:style-name="Strong_20_Emphasis"><text:span text:style-name="T17">The same is true of governments that also want to leverage</text:span></text:span><text:span text:style-name="Strong_20_Emphasis"><text:span text:style-name="T16"> </text:span></text:span><text:span text:style-name="Strong_20_Emphasis"><text:span text:style-name="T18">l</text:span></text:span><text:span text:style-name="Strong_20_Emphasis"><text:span text:style-name="T19">arge scale data collection </text:span></text:span><text:span text:style-name="Strong_20_Emphasis"><text:span text:style-name="T18">to </text:span></text:span><text:span text:style-name="Strong_20_Emphasis"><text:span text:style-name="T19">analyz</text:span></text:span><text:span text:style-name="Strong_20_Emphasis"><text:span text:style-name="T18">e </text:span></text:span><text:span text:style-name="Strong_20_Emphasis"><text:span text:style-name="T19">patterns </text:span></text:span><text:span text:style-name="Strong_20_Emphasis"><text:span text:style-name="T18">and </text:span></text:span><text:span text:style-name="Strong_20_Emphasis"><text:span text:style-name="T20">find more fine grained </text:span></text:span><text:span text:style-name="Strong_20_Emphasis"><text:span text:style-name="T21">insights</text:span></text:span><text:span text:style-name="Strong_20_Emphasis"><text:span text:style-name="T20">. </text:span></text:span><text:span text:style-name="Strong_20_Emphasis"><text:span text:style-name="T22">Anonymization </text:span></text:span><text:span text:style-name="Strong_20_Emphasis"><text:span text:style-name="T23">tools</text:span></text:span><text:span text:style-name="Strong_20_Emphasis"><text:span text:style-name="T22"> obscure the inferences that governments might rely on for security. </text:span></text:span></text:p>
      <text:p text:style-name="Standard"><text:span text:style-name="Strong_20_Emphasis"><text:span text:style-name="T1"/></text:span></text:p>
      <text:list text:continue-numbering="true" text:style-name="L1">
        <text:list-item>
          <text:p text:style-name="P2">Do you believe that anonymity can be achieved technically, or is there a legislative/political component to anonymity?</text:p>
          <text:p text:style-name="P2"/>
        </text:list-item>
      </text:list>
      <text:p text:style-name="P5"><text:tab/><text:span text:style-name="T24">Anonymity </text:span><text:span text:style-name="T25">is becoming increasingly complex technical</text:span><text:span text:style-name="T26">ly and by</text:span><text:span text:style-name="T25"> legal and government intervention in recent years. Legislative and political forces have been limiting the effectiveness of technologies and tools that enable anonymization. </text:span><text:span text:style-name="T27">Governments around the world want to break encryption, introduce backdoors, and create mandates for gathering and storing user data that impact the ability to remain anonymous online. </text:span></text:p>
      <text:p text:style-name="P5"/>
      <text:p text:style-name="P6"><text:tab/>There will probably continue to be tools that provide a layer of anonymization for online activity. But these tools could become harder to access or be less useful if there is increased focus around breaking anonymity. <text:span text:style-name="T28">For example,</text:span> <text:span text:style-name="T29">requiring identification to access certain resources, or </text:span>the use of backdoors, <text:span text:style-name="T30">fingerprinting,</text:span> and stringent data collection. I would imagine means like PGP and bespoke end to end encrypted applications could still allow anonymous message passing, but it’s likely that with recent developments in some countries that legal pressure to use backdoors could compromise <text:soft-page-break/>end to end encrypted apps and infrastructure. For example, recently in the UK Apple was compelled to install a backdoor into encrypted iCloud operations, and they <text:span text:style-name="T31">responded by</text:span> remov<text:span text:style-name="T31">ing</text:span> end to end encryption <text:span text:style-name="T32">access </text:span>in the UK. <text:span text:style-name="T33">Even without direct backdoors or requiring identification</text:span><text:span text:style-name="T34">, m</text:span><text:span text:style-name="T35">ethods like browser fingerprinting, </text:span><text:span text:style-name="T36">embedded trackers,</text:span><text:span text:style-name="T35"> and more in depth traffic and behavior pattern analysis </text:span><text:span text:style-name="T37">could be used to break anonymity </text:span><text:span text:style-name="T38">despite use of privacy tools. </text:span><text:span text:style-name="T39">Especially with </text:span><text:span text:style-name="T40">the resources and volumes of </text:span><text:span text:style-name="T39">data collection that a government might have. </text:span></text:p>
      <text:p text:style-name="P5"/>
      <text:p text:style-name="P5"><text:tab/>I would anticipate that the <text:span text:style-name="T41">legal </text:span>fight against <text:span text:style-name="T42">concepts like </text:span>encryption will be ongoing, which ha<text:span text:style-name="T43">ve</text:span> a <text:span text:style-name="T44">crucial</text:span> role in protecting anonymity <text:span text:style-name="T45">and privacy online</text:span>. <text:span text:style-name="T44">However there</text:span> are also <text:span text:style-name="T46">good </text:span>privacy laws like the GDPR that protect user privacy by limiting data collection <text:span text:style-name="T47">and describing how it can be used</text:span>, <text:span text:style-name="T48">though</text:span> measures like <text:span text:style-name="T48">these </text:span>are <text:span text:style-name="T49">not widespread </text:span><text:span text:style-name="T50">or the norm</text:span><text:span text:style-name="T49">.</text:span></text:p>
      <text:p text:style-name="P1"/>
      <text:list text:continue-numbering="true" text:style-name="L1">
        <text:list-item>
          <text:p text:style-name="P2">Should anonymity be required in all network interactions, or in specialized ones only?</text:p>
        </text:list-item>
      </text:list>
      <text:p text:style-name="P7"><text:tab/></text:p>
      <text:p text:style-name="P8"><text:span text:style-name="T51"><text:tab/>Anonymity would not benefit certain network interactions. </text:span><text:span text:style-name="T52">R</text:span><text:span text:style-name="T51">equiring it would either </text:span><text:span text:style-name="T53">not </text:span><text:span text:style-name="T54">be</text:span><text:span text:style-name="T53"> beneficial or in some cases </text:span><text:span text:style-name="T54">it may be </text:span><text:span text:style-name="T53">detrimental </text:span><text:span text:style-name="T55">or impractical</text:span><text:span text:style-name="T53">. There are lots of reasons to need to identify specific users like banking and social media. </text:span><text:span text:style-name="T56">If anonymity were required for banking interactions, it would be difficult for users to prove their identity to access their accounts. Or </text:span><text:span text:style-name="T57">i</text:span><text:span text:style-name="T58">t may make it </text:span><text:span text:style-name="T56">easier for someone to masquerade as </text:span><text:span text:style-name="T57">someone else</text:span><text:span text:style-name="T56">. </text:span><text:span text:style-name="T59">Anonymity on social media and other contexts </text:span><text:span text:style-name="T60">would also provide a breeding ground for misinformation and bad actors to flourish. </text:span><text:span text:style-name="T61">I</text:span><text:span text:style-name="T62">n some cases anonymity could make it more difficult for legal investigations such as </text:span><text:span text:style-name="T63">looking into online</text:span><text:span text:style-name="T62"> criminal activity and </text:span><text:span text:style-name="T64">national </text:span><text:span text:style-name="T62">security interests.</text:span></text:p>
      <text:p text:style-name="P9"/>
      <text:p text:style-name="P9"><text:span text:style-name="T65"><text:tab/>However</text:span><text:span text:style-name="T66"> anonymity is still necessary in some applications to protect users’ privac</text:span><text:span text:style-name="T67">y. </text:span><text:span text:style-name="T68">For example it is important for anonymity to remain viable for journalists and whistleblowers to share sensitive information </text:span><text:span text:style-name="T69">without fear</text:span><text:span text:style-name="T68">. In authoritarian or censoring governments, anonymity enables its users to dissent or protest and otherwise freely express themselves online. </text:span><text:span text:style-name="T70">So there are special interactions where anonymity is crucial, but using it for all network interactions </text:span><text:span text:style-name="T71">presents some problems.</text:span><text:span text:style-name="T70"> </text:span><text:span text:style-name="T72">There could be compromises, like allowing anonymity in the right contexts like some social media or communication apps. </text:span><text:span text:style-name="T73">But </text:span><text:span text:style-name="T74">anonymity should not be required for all network interactions. </text:span></text:p>
      <text:p text:style-name="P1"/>
      <text:list text:continue-numbering="true" text:style-name="L1">
        <text:list-item>
          <text:p text:style-name="P2">The Onion Router (ToR) is designed to provide anonymity rather than confidentiality. <text:s/>How does ToR establish anonymity for the user? <text:s/>(reference the last three attached readings)</text:p>
        </text:list-item>
      </text:list>
      <text:p text:style-name="P1"/>
      <text:p text:style-name="P1"><text:tab/><text:span text:style-name="T75">Tor provides anonymity rather than confidentiality in dealings online by </text:span><text:span text:style-name="T76">routing traffic to obscure the users’ identities and locations</text:span><text:span text:style-name="T75">. </text:span><text:span text:style-name="T77">Tor uses multiple hops and an onion routing scheme to encrypt packets with a shell</text:span><text:span text:style-name="T78">s</text:span><text:span text:style-name="T77"> of </text:span><text:span text:style-name="T79">encrypted layer</text:span><text:span text:style-name="T78">s which </text:span><text:span text:style-name="T77">prevent</text:span><text:span text:style-name="T80">s</text:span><text:span text:style-name="T77"> any node from having access to the content’s of the message until it reaches its destination. </text:span><text:span text:style-name="T81">While it </text:span><text:span text:style-name="T82">does protect </text:span><text:span text:style-name="T81">the message </text:span><text:span text:style-name="T83">with encryption layers</text:span><text:span text:style-name="T81">, the scheme is designed to</text:span><text:span text:style-name="T84"> obfuscate traffic and prevent </text:span><text:span text:style-name="T85">any </text:span><text:span text:style-name="T84">point </text:span><text:span text:style-name="T85">in the network </text:span><text:span text:style-name="T84">from knowing the destination and source of the packet. The </text:span><text:span text:style-name="T86">routing</text:span><text:span text:style-name="T84"> path is </text:span><text:span text:style-name="T86">also </text:span><text:span text:style-name="T84">changed regularly to prevent analysis of traffic patterns to determine the origin or path of particular packets or connections. This decentralized method makes users’ traffic anonymous and resistant to censorship and surveillance, provided that the user protects their private information while using it, such as not logging into a service which would identify them. </text:span><text:span text:style-name="T87">Otherwise </text:span><text:span text:style-name="T88">Tor makes it very challenging for an adversary to trace </text:span><text:span text:style-name="T87">the </text:span><text:span text:style-name="T88">user’s activity and connections. </text:span></text:p>
      <text:p text:style-name="P1"/>
      <text:p text:style-name="P10"><text:tab/><text:span text:style-name="T89">In onion routing, when a user sends data through Tor it is encrypted multiple times like layers of an onion. The data passes through multiple nodes on the network where one layer is decrypted and the next destination hop is read. In this way, the node only sees where the packet came from on its last hop, </text:span><text:soft-page-break/><text:span text:style-name="T89">and where it is going next. This ensures that no node can see both the source and destination of the real connection. At a minimum this usually involves 3 nodes, an entry point into the network, a relay in between, and the exit node that </text:span><text:span text:style-name="T90">connects to the intended </text:span><text:span text:style-name="T91">endpoint</text:span><text:span text:style-name="T90">. The entry node may know the real source IP address, and the exit node may know the real destination IP address, but no node knows them both. </text:span><text:span text:style-name="T92">The node in the middle only knows the </text:span><text:span text:style-name="T93">hops before and after it</text:span><text:span text:style-name="T92"> as source and destination. Even if an adversary were to be in control of a node, they wouldn’t be able to piece together enough information to find the true identity or destination of the user’s activity. </text:span></text:p>
      <text:p text:style-name="P11"/>
      <text:p text:style-name="P11"><text:tab/><text:span text:style-name="T94">T</text:span>here are <text:span text:style-name="T94">also </text:span>similar mechanisms like VPNs <text:span text:style-name="T95">that</text:span> route traffic through a middle man so the true identity of the source doesn’t reach the destination. <text:span text:style-name="T95">However, t</text:span>he centralized VPN servers and single point of control make it <text:span text:style-name="T96">easier</text:span><text:span text:style-name="T97"> to compromise anonymity, especially in instances where the VPN is required by law to turn over records or an adversary is </text:span><text:span text:style-name="T98">able to surveil </text:span><text:span text:style-name="T97">the VPN. </text:span><text:span text:style-name="T99">There is only one hop between the user and the destination, meaning watching a single node can reveal information about the real source and destination, </text:span><text:span text:style-name="T100">Tor on the other hand is a distributed network hosted by volunteers </text:span><text:span text:style-name="T101">that uses multiple hops</text:span><text:span text:style-name="T100">. This makes it harder for governments or adversaries to watch traffic or shut down connections. </text:span><text:span text:style-name="T102">Tor also enables a feature to disguise traffic between the user and the entry node by using bridges that can look like regular traffic. Some of these bridges are unpublished so that censoring governments and </text:span><text:span text:style-name="T103">other entities cannot block all the bridges they are unaware of. In areas with heavy restrictions, someone might use a bridge to disguise or randomize their traffic as they enter the Tor network, then proceed through multiple hops and access censored data. </text:span><text:span text:style-name="T104">This protects their anonymity in areas where Tor itself is restricted. </text:span><text:span text:style-name="T100"><text:s/></text:span></text:p>
      <text:p text:style-name="P1"/>
      <text:list text:continue-numbering="true" text:style-name="L1">
        <text:list-item>
          <text:p text:style-name="P2">From the readings, “The Challenges of Effectively Anonymizing Network Data”, Section 3.1 Anonymization Methods, talks about four techniques to achieve this; truncation, randomization, quantization, and pseudonymization. <text:s/>Pick three (3) of these, do some additional research and explain how the method works?</text:p>
        </text:list-item>
      </text:list>
      <text:p text:style-name="P1"><text:tab/></text:p>
      <text:p text:style-name="P12"><text:tab/><text:span text:style-name="T105">Truncation anonymizes data by </text:span><text:span text:style-name="T106">removing portions of identifying information like part of an IP address in order </text:span><text:span text:style-name="T107">t</text:span><text:span text:style-name="T106">o provide some information but not enough specificity to identify an individual. </text:span><text:span text:style-name="T107">Another example might be an approximate age range instead of including someone’s birthdate. </text:span><text:span text:style-name="T108">This is a good middle ground for preserving some information while limiting identification risk. It is also an easy system to implement but it still requires some careful thought, since there might still be a risk for identification given enough approximate factors. </text:span><text:span text:style-name="T109">This does come at the tradeoff to accuracy when using the data </text:span><text:span text:style-name="T110">such </text:span><text:span text:style-name="T111">using</text:span><text:span text:style-name="T110"> ranges, which may not be sufficient for stringent research. </text:span></text:p>
      <text:p text:style-name="P12"/>
      <text:p text:style-name="P12"><text:span text:style-name="T107"><text:tab/>Randomization introduces noise or </text:span><text:span text:style-name="T112">modifies</text:span><text:span text:style-name="T107"> fields with randomized data in order to obscure </text:span><text:span text:style-name="T113">it</text:span><text:span text:style-name="T107">. </text:span><text:span text:style-name="T114">For example,</text:span><text:span text:style-name="T115"> timestamps or GPS values can be offset by random intervals to prevent patterns </text:span><text:span text:style-name="T116">that reveal </text:span><text:span text:style-name="T115">someone’s habits. </text:span><text:span text:style-name="T117">These random offsets change the data so that it can’t be used to identify someone, in a way that is less detectable to an adversary and harder to account for</text:span><text:span text:style-name="T118">. </text:span><text:span text:style-name="T119">This could also cause data to be less accurate, </text:span><text:span text:style-name="T120">such as randomized GPS data providing locations of limited </text:span><text:span text:style-name="T121">trust </text:span><text:span text:style-name="T120">value. </text:span><text:span text:style-name="T122">This helps reduce the confidence an adversary has when accessing a dataset. </text:span><text:span text:style-name="T123">The random and unpredictable aspect to the data offset helps make it irreversible to attackers and obscures patterns but like truncating, it reduces the accuracy of the data and its usefulness. </text:span><text:span text:style-name="T124">Adding random noise to data may not alter the underlying statistical patterns </text:span><text:span text:style-name="T125">of the data which may make some patterns and predictions still feasible, however. </text:span></text:p>
      <text:p text:style-name="P12"/>
      <text:p text:style-name="P12"><text:span text:style-name="T126"><text:tab/>Pseudonymization can provide </text:span><text:span text:style-name="T127">anonymization by replacing </text:span><text:span text:style-name="T128">real</text:span><text:span text:style-name="T127"> identifiers with </text:span><text:span text:style-name="T129">made up</text:span><text:span text:style-name="T127"> </text:span><text:span text:style-name="T130">data or fake names</text:span><text:span text:style-name="T131">. F</text:span><text:span text:style-name="T107">or example, a random identifier can be used instead of someone’s identifying name or social security number in a dataset. <text:s/></text:span><text:span text:style-name="T126">Pseudonymization </text:span><text:span text:style-name="T132">is often not truly anonymous since it is possible </text:span><text:soft-page-break/><text:span text:style-name="T132">to link pseudonyms with real information and use that to discover real identities. Some compliance methods like GDPR use p</text:span><text:span text:style-name="T126">seudonymization </text:span><text:span text:style-name="T133">to maintain the possibility of reidentification. </text:span><text:span text:style-name="T134">And pseudonyms can still be used internally to track users </text:span><text:span text:style-name="T135">for example at a retailer. </text:span><text:span text:style-name="T136">Pseudonymization helps protect real identifiers while also allowing access to real data that may be more useful </text:span><text:span text:style-name="T137">for analysis, at the cost of potential reidentification which makes it not truly anonymous. </text:span></text:p>
      <text:p text:style-name="P1"/>
      <text:list text:continue-numbering="true" text:style-name="L1">
        <text:list-item>
          <text:p text:style-name="P2">Is anonymity an achievable event or a futile pursuit due to advances in computing, increased attack surfaces/vectors, third party proxies, network port scanning, passive/active collection methods, and the use of digital data making anonymity difficult across platforms and applications?</text:p>
        </text:list-item>
      </text:list>
      <text:p text:style-name="P1"><text:tab/></text:p>
      <text:p text:style-name="P1"><text:tab/><text:span text:style-name="T138">Like most cat and mouse games, anonymity is made more difficult by advances in technologies, but also evolves along with them. </text:span><text:span text:style-name="T139">It is especially difficult in the age where data and tracking are important to both governments and companies. </text:span><text:span text:style-name="T140">While </text:span><text:span text:style-name="T141">laws </text:span><text:span text:style-name="T142">and technical forces</text:span><text:span text:style-name="T141"> may </text:span><text:span text:style-name="T143">make </text:span><text:span text:style-name="T144">anonymity more difficult to achieve</text:span><text:span text:style-name="T145">, </text:span><text:span text:style-name="T146">it is </text:span><text:span text:style-name="T147">not futile. </text:span><text:span text:style-name="T148">It should still be possible in the future with the right tools, effort, and vigilance to maintain anonymity online. </text:span></text:p>
      <text:p text:style-name="P1"/>
      <text:p text:style-name="P13"><text:tab/><text:span text:style-name="T148">Some of the </text:span><text:span text:style-name="T149">biggest hurdles to anonymity are the analytics surrounding data gathered while trying to remain anonymous. Machine learning techniques and large datasets have led to strong pattern recognition </text:span><text:span text:style-name="T150">especially when coupled with new techniques for tracking movements and behaviors online like mouse movements and typing patterns. </text:span><text:span text:style-name="T151">Some of the most innocuous details reported by your browser can be used for fingerprinting a specific user, such as the installed fonts on your browser. </text:span></text:p>
      <text:p text:style-name="P13"/>
      <text:p text:style-name="P14"><text:span text:style-name="T152"><text:tab/>There are also many more devices coming online such as through the Internet of Things </text:span><text:span text:style-name="T153">and </text:span><text:span text:style-name="T154">more </text:span><text:span text:style-name="T153">connections between systems</text:span><text:span text:style-name="T152"> that make fingerprinting and identification much more likely. </text:span><text:span text:style-name="T155">T</text:span><text:span text:style-name="T152">hrough the complex interactions of systems </text:span><text:span text:style-name="T156">and </text:span><text:span text:style-name="T157">programs</text:span><text:span text:style-name="T156">, </text:span><text:span text:style-name="T155">there is an </text:span><text:span text:style-name="T156">increased attack surface </text:span><text:span text:style-name="T158">and limited ability to disconnect from </text:span><text:span text:style-name="T159">the devices and services that could</text:span><text:span text:style-name="T158"> identif</text:span><text:span text:style-name="T159">y you</text:span><text:span text:style-name="T160">. </text:span><text:span text:style-name="T161">Common techniques for anonymization have </text:span><text:span text:style-name="T162">also </text:span><text:span text:style-name="T163">been</text:span><text:span text:style-name="T164"> compromise</text:span><text:span text:style-name="T163">d</text:span><text:span text:style-name="T164"> or </text:span><text:span text:style-name="T163">have</text:span><text:span text:style-name="T164"> vulnerabili</text:span><text:span text:style-name="T163">ties that </text:span><text:span text:style-name="T164">well funded actors have taken notice </text:span><text:span text:style-name="T165">of </text:span><text:span text:style-name="T166">to thwart </text:span><text:span text:style-name="T164">anonymization. For example Tor exit nodes in control of an adversary may reveal information about the plaintext interaction with the destination, </text:span><text:span text:style-name="T167">which</text:span><text:span text:style-name="T168"> could reveal information about </text:span><text:span text:style-name="T169">the user</text:span><text:span text:style-name="T168">. </text:span><text:span text:style-name="T170">There are also</text:span><text:span text:style-name="T168"> traffic correlation attacks where watching the entry and exit nodes in Tor can reduce how effective they are at anonymizing traffic. </text:span><text:span text:style-name="T171">G</text:span><text:span text:style-name="T172">overnments and </text:span><text:span text:style-name="T173">new </text:span><text:span text:style-name="T172">laws have been scrutinizing the use of anonymization and encryption methods as </text:span><text:span text:style-name="T174">criminal tools. </text:span><text:span text:style-name="T175">Some countries are </text:span><text:span text:style-name="T174">pushing for backdoors, more data collection, and surveillance compliance </text:span><text:span text:style-name="T176">such as </text:span><text:span text:style-name="T177">by</text:span><text:span text:style-name="T176"> ISPs and social media platforms. Some countries even ban </text:span><text:span text:style-name="T178">anonymity tools like Tor </text:span><text:span text:style-name="T179">is banned</text:span><text:span text:style-name="T178"> in China. </text:span></text:p>
      <text:p text:style-name="P15"><text:tab/></text:p>
      <text:p text:style-name="P14"><text:span text:style-name="T180"><text:tab/>However, anonymity is still possible. The bridges mentioned earlier can be hidden or new ones can pop up to allow users in places where Tor is banned to still access </text:span><text:span text:style-name="T181">the protocol. </text:span><text:span text:style-name="T182">There are also lesser used peer to peer networks or protocols that are less scrutinized or not explicitly banned that users can switch to. </text:span><text:span text:style-name="T183">T</text:span><text:span text:style-name="T184">here are </text:span><text:span text:style-name="T183">also new </text:span><text:span text:style-name="T184">crytpographic </text:span><text:span text:style-name="T183">methods like homomorphic encryption</text:span><text:span text:style-name="T184"> that allow</text:span><text:span text:style-name="T183">s</text:span><text:span text:style-name="T184"> for transformations on encrypted data </text:span><text:span text:style-name="T185">and differential privacy</text:span><text:span text:style-name="T184">. This could </text:span><text:span text:style-name="T186">allow anonymization to be preserved while also </text:span><text:span text:style-name="T187">protecting the online and real world interests </text:span><text:span text:style-name="T188">that have been scrutinized with </text:span><text:span text:style-name="T189">strong </text:span><text:span text:style-name="T188">end to end encryption</text:span><text:span text:style-name="T187">. There are also laws that specify how data can be collected from users like the GDPR and CCPA laws in the EU and California that reign in data collection methods. </text:span><text:span text:style-name="T190">These are privacy preserving laws and initiatives that show that even in the legal system, </text:span><text:span text:style-name="T191">the future isn’t entirely bleak for anonymization </text:span><text:span text:style-name="T192">and overreach can be curtailed </text:span><text:span text:style-name="T193">with privacy laws. </text:span></text:p>
      <text:p text:style-name="P1"/>
      <text:list text:continue-numbering="true" text:style-name="L1">
        <text:list-item>
          <text:p text:style-name="P2">What are other technologies/methods for implementing anonymity on a network? <text:s/>(i.e., mix networks, batching strategies, high-latency, low-latency anonymity systems, etc.)</text:p>
        </text:list-item>
      </text:list>
      <text:p text:style-name="P7"><text:soft-page-break/><text:tab/></text:p>
      <text:p text:style-name="P16"><text:span text:style-name="T194"><text:tab/>There are multiple methods for implementing anonymity on a network that come down to technologies and strategies. Mix networks introduce delays and reorder transmissions </text:span><text:span text:style-name="T195">while sending traffic through multiple nodes in order</text:span><text:span text:style-name="T194"> to make it more difficult to perform timing analysis on traffic to detect patterns. </text:span><text:span text:style-name="T196">Mix nets can also vary delay and batch messages together in order to further confuse timing analysis. </text:span><text:span text:style-name="T197">Higher latency systems </text:span><text:span text:style-name="T198">like mix nets </text:span><text:span text:style-name="T197">can provide </text:span><text:span text:style-name="T199">higher levels of</text:span><text:span text:style-name="T197"> anonymization by sending traffic </text:span><text:span text:style-name="T200">on</text:span><text:span text:style-name="T197"> longer </text:span><text:span text:style-name="T200">or more confusing </text:span><text:span text:style-name="T197">routes which increases time delays for the user. </text:span><text:span text:style-name="T201">F</text:span><text:span text:style-name="T197">or more critical uses of anonymization, the trade off can be worth the inconvenience. </text:span><text:span text:style-name="T202">For example in email based applications with a high latency system, messages can be exchanged with some delay while enhancing privacy and anonymization efforts </text:span><text:span text:style-name="T203">by bouncing the messages around</text:span><text:span text:style-name="T202">. </text:span><text:span text:style-name="T204">However for real time applications or even the responsiveness of interacting with webpages, </text:span><text:span text:style-name="T205">high latency mix nets are not ideal. </text:span><text:span text:style-name="T206">The network also requires trusting the nodes that route traffic, </text:span><text:span text:style-name="T207">and like Tor there are vulnerabilities when the nodes are compromised or many are being watched.</text:span></text:p>
      <text:p text:style-name="P17"/>
      <text:p text:style-name="P17"><text:span text:style-name="T194"><text:tab/>Low latency systems </text:span><text:span text:style-name="T208">like Tor</text:span><text:span text:style-name="T194"> prioritize speed over anonymity </text:span><text:span text:style-name="T209">by sending traffic through multiple hops without </text:span><text:span text:style-name="T210">introducing long delays </text:span><text:span text:style-name="T211">or waiting to batch messages</text:span><text:span text:style-name="T210">. </text:span><text:span text:style-name="T212">They </text:span><text:span text:style-name="T194">can </text:span><text:span text:style-name="T213">provide users with a reasonable amount of </text:span><text:span text:style-name="T214">anonymity for low stakes application</text:span><text:span text:style-name="T215">s by routing </text:span><text:span text:style-name="T216">through multiple nodes </text:span><text:span text:style-name="T217">on the path to the destination and using encryption </text:span><text:span text:style-name="T218">like onion routing to enhance </text:span><text:span text:style-name="T219">anonymization efforts</text:span><text:span text:style-name="T214">. </text:span><text:span text:style-name="T220">Tor is better suited to web browsing and closer to real time interactions because there aren’t any added delays other than the time to route through the nodes. </text:span><text:span text:style-name="T221">This makes low latency systems more susceptible to timing analysis, </text:span><text:span text:style-name="T222">especially if nodes are compromised or entry and exit nodes are being surveilled.</text:span></text:p>
      <text:p text:style-name="P17"><text:tab/></text:p>
      <text:p text:style-name="P17"><text:tab/><text:span text:style-name="T223">There are also newer or more cutting edge methods to retain anonymity w</text:span><text:span text:style-name="T224">ithout revealing information</text:span><text:span text:style-name="T223">. </text:span><text:span text:style-name="T225">Homomorphic encryption allows for operations on encrypted data without the need for decryption. </text:span><text:span text:style-name="T226">However it </text:span><text:span text:style-name="T227">does take more space and computational resources than if the messages were decrypted first. </text:span><text:span text:style-name="T224">There are also zero knowledge proofs that allow an entity to prove </text:span><text:span text:style-name="T228">they know </text:span><text:span text:style-name="T224">something </text:span><text:span text:style-name="T228">without revealing what the </text:span><text:span text:style-name="T229">information actually is. </text:span><text:span text:style-name="T230">An entity in a ZKP system might be challenged to use a value they know to generate a response that satisfies a verifier, for example using a value to compute a hash, where the prover would only be able to do so if they actually knew the value. </text:span><text:span text:style-name="T231">In this way the verifier </text:span><text:span text:style-name="T232">can be sure that the prover knows the value, without ever exchanging the </text:span><text:span text:style-name="T233">value or </text:span><text:span text:style-name="T234">sending any sensitive information in an encrypted form</text:span><text:span text:style-name="T235">. </text:span><text:span text:style-name="T236">This system can provide privacy preserving verification </text:span><text:span text:style-name="T237">without the need </text:span><text:span text:style-name="T238">to </text:span><text:span text:style-name="T239">give away </text:span><text:span text:style-name="T240">data. </text:span></text:p>
      <text:p text:style-name="P1"/>
      <text:list text:continue-numbering="true" text:style-name="L1">
        <text:list-item>
          <text:p text:style-name="P2">How does Zero Trust Architecture impact the ability to implement and maintain anonymity (reference the attached NSA Security Model pdf- found in this week's Readings)</text:p>
        </text:list-item>
      </text:list>
      <text:p text:style-name="P1"><text:tab/></text:p>
      <text:p text:style-name="P18"><text:tab/><text:span text:style-name="T241">Zero trust architecture assumes that no user or device can be trusted, and enforces constant verification, access controls, and monitors all interactions as a security </text:span><text:span text:style-name="T242">model </text:span><text:span text:style-name="T241">such as in a critical system where personal or medical data might be used. It enhances security, but makes it more difficult to remain anonymous. </text:span><text:span text:style-name="T243">With zero trust models, proof of identity is a strict requiremen</text:span><text:span text:style-name="T244">t. </text:span><text:span text:style-name="T245">Every device needs to prove their identity </text:span><text:span text:style-name="T246">before gaining access to a resource, which might </text:span><text:span text:style-name="T247">even </text:span><text:span text:style-name="T246">use multi factor authentication or biometrics </text:span><text:span text:style-name="T248">to verify</text:span><text:span text:style-name="T246">. </text:span><text:span text:style-name="T249">This would directly give away the identity of the device and </text:span><text:span text:style-name="T250">user. Trying to avoid identifying oneself would prevent access to resources since the strict access control policies would prevent unauthorized </text:span><text:span text:style-name="T251">devices, which </text:span><text:span text:style-name="T252">makes </text:span><text:span text:style-name="T251">anonymity </text:span><text:span text:style-name="T252">impractical </text:span><text:span text:style-name="T251">in a ZTA</text:span><text:span text:style-name="T252">. </text:span></text:p>
      <text:p text:style-name="P18"/>
      <text:p text:style-name="P19"><text:span text:style-name="T253"><text:tab/></text:span><text:span text:style-name="T254">ZTA </text:span><text:span text:style-name="T253">also </text:span><text:span text:style-name="T254">follows </text:span><text:span text:style-name="T253">the principle of least privilege which prevents entities from </text:span><text:span text:style-name="T255">seeing </text:span><text:span text:style-name="T253">anything they are </text:span><text:span text:style-name="T255">not explicitly granted permission to access. </text:span><text:span text:style-name="T256">The system is designed </text:span><text:span text:style-name="T257">to give only the minimum </text:span><text:span text:style-name="T258">necessary access to data for a device to perform its function</text:span><text:span text:style-name="T259">. </text:span><text:span text:style-name="T260">And with the strict tying together of identity and access, refraining from identifying oneself to remain anonymous would </text:span><text:span text:style-name="T261">mean that access </text:span><text:soft-page-break/><text:span text:style-name="T261">to resources would be minimal or nonexistent. Since ZTA segments resources based on identity, </text:span><text:span text:style-name="T262">there would be no way to traverse or access data.</text:span><text:span text:style-name="T259"> </text:span></text:p>
      <text:p text:style-name="P20"><text:tab/></text:p>
      <text:p text:style-name="P20"><text:tab/>ZTA also relies heavily on logs and monitoring that would create trails when someone wanted to access or move through a system anonymously, which further hampers anonymization efforts. <text:span text:style-name="T263">Data collection about the interactions in a system could compromise the anonymity of a user of a ZTA system </text:span><text:span text:style-name="T264">by including details like timestamps, resources accessed, and authentication events </text:span><text:span text:style-name="T265">necessary to access resources</text:span><text:span text:style-name="T263">. </text:span><text:span text:style-name="T265">Aside from directly proving identity to use the system, </text:span><text:span text:style-name="T266">behavioral or statistical analysis can identif</text:span><text:span text:style-name="T267">y users </text:span><text:span text:style-name="T266">by the data they attempt to access and other factors logged along with the interactions with the systems. </text:span><text:span text:style-name="T268">The nature of ZTA systems also attempt</text:span><text:span text:style-name="T269">s</text:span><text:span text:style-name="T268"> to coordinate dynamic and static information about every device and event </text:span><text:span text:style-name="T270">to form context to allow or deny access, </text:span><text:span text:style-name="T271">shining a spotlight on all the characteristics and movements a device attempting to remain anonymous might create </text:span><text:span text:style-name="T269">in a log </text:span><text:span text:style-name="T271">when accessing a ZTA system. </text:span><text:span text:style-name="T272">These logs are used to inform decisions before every action. </text:span><text:span text:style-name="T273">So ZTA is inherently based </text:span><text:span text:style-name="T274">on</text:span><text:span text:style-name="T273"> principles that make anonymity difficult if not impossible to achieve in order to access resources on the system or </text:span><text:span text:style-name="T275">move within its perimeter</text:span><text:span text:style-name="T276">. </text:span></text:p>
      <text:p text:style-name="P1"/>
      <text:p text:style-name="P21">Sources</text:p>
      <text:p text:style-name="P21"/>
      <text:p text:style-name="P22">Dingledine, R., Mathewson, N., &amp; Syverson, P. <text:span text:style-name="T277">Tor: The second-generation onion router</text:span>. USENIX. https://www.usenix.org/conference/13th-usenix-security-symposium/tor-second-generation-onion-router </text:p>
      <text:p text:style-name="P22">Farah, T. (n.d.). ALGORITHMS AND TOOLS FOR ANONYMIZATION OF THE INTERNET TRAFFIC. https://www.sfu.ca/~ljilja/cnl/pdf/Thesis_tanjila_final.pdf </text:p>
      <text:p text:style-name="P22">Narayanan, A. (n.d.). Robust de-anonymization of large sparse datasets. https://www.researchgate.net/publication/4339941_Robust_De-anonymization_of_Large_Sparse_Datasets </text:p>
      <text:p text:style-name="P22"><text:span text:style-name="T277">NSA issues guidance on Zero trust security model</text:span>. National Security Agency/Central Security Service. (2021, February 25). https://www.nsa.gov/Press-Room/News-Highlights/Article/Article/2515176/nsa-issues-guidance-on-zero-trust-security-model/ </text:p>
      <text:p text:style-name="P22">Rose, S., Borchert, O., Mitchell, S., &amp; Connelly, S. (2020, August 11). <text:span text:style-name="T277">Zero trust architecture</text:span>. CSRC. https://csrc.nist.gov/pubs/sp/800/207/final </text:p>
      <text:p text:style-name="P21"/>
      <text:p text:style-name="P21"><text:a xlink:type="simple" xlink:href="https://www.ibm.com/think/topics/homomorphic-encryption" text:style-name="Internet_20_link" text:visited-style-name="Visited_20_Internet_20_Link">https://www.ibm.com/think/topics/homomorphic-encryption</text:a></text:p>
      <text:p text:style-name="P21"/>
      <text:p text:style-name="P21"><text:a xlink:type="simple" xlink:href="https://umatechnology.org/what-is-a-zero-knowledge-proof-in-cybersecurity-and-how-does-it-work/" text:style-name="Internet_20_link" text:visited-style-name="Visited_20_Internet_20_Link">https://umatechnology.org/what-is-a-zero-knowledge-proof-in-cybersecurity-and-how-does-it-work/</text:a></text:p>
      <text:p text:style-name="P21"/>
      <text:p text:style-name="P21"><text:a xlink:type="simple" xlink:href="https://support.torproject.org/about/protections/" text:style-name="Internet_20_link" text:visited-style-name="Visited_20_Internet_20_Link">https://support.torproject.org/about/protections/</text:a></text:p>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2-24T17:17:18.424205000</meta:creation-date>
    <dc:date>2025-02-26T19:10:35.389215000</dc:date>
    <meta:editing-duration>PT8H41M40S</meta:editing-duration>
    <meta:editing-cycles>412</meta:editing-cycles>
    <meta:generator>LibreOffice/25.2.0.3$MacOSX_AARCH64 LibreOffice_project/e1cf4a87eb02d755bce1a01209907ea5ddc8f069</meta:generator>
    <meta:document-statistic meta:table-count="0" meta:image-count="0" meta:object-count="0" meta:page-count="6" meta:paragraph-count="53" meta:word-count="3392" meta:character-count="22240" meta:non-whitespace-character-count="18839"/>
  </office:meta>
</office:document-meta>
</file>